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8cm" fo:min-width="3.1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04cm" fo:min-width="0.395cm"/>
    </style:style>
    <style:style style:name="gr3" style:family="graphic" style:parent-style-name="standard">
      <style:graphic-properties draw:stroke="none" svg:stroke-color="#000000" draw:fill="none" draw:fill-color="#ffffff" fo:min-height="0.26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08cm" fo:min-width="3.4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67cm" fo:min-width="3.1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04cm" fo:min-width="0.394cm"/>
    </style:style>
    <style:style style:name="gr8" style:family="graphic" style:parent-style-name="standard">
      <style:graphic-properties draw:textarea-horizontal-align="justify" draw:textarea-vertical-align="middle" draw:auto-grow-height="false" fo:min-height="0.604cm" fo:min-width="0.336cm"/>
    </style:style>
    <style:style style:name="gr9" style:family="graphic" style:parent-style-name="standard">
      <style:graphic-properties draw:textarea-horizontal-align="justify" draw:textarea-vertical-align="middle" draw:auto-grow-height="false" fo:min-height="0.32cm" fo:min-width="0.057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.27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76cm" svg:height="1.238cm" svg:x="9.061cm" svg:y="14.289cm">
          <text:p text:style-name="P1">Loop through each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789cm" svg:height="1.107cm" svg:x="10.021cm" svg:y="1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6.161cm" svg:height="0.683cm" svg:x="4.436cm" svg:y="19.319cm">
          <draw:text-box>
            <text:p>If the current item &lt; next item</text:p>
          </draw:text-box>
        </draw:frame>
        <draw:custom-shape draw:style-name="gr4" draw:text-style-name="P1" xml:id="id1" draw:id="id1" draw:layer="layout" svg:width="4.074cm" svg:height="1.172cm" svg:x="3.695cm" svg:y="16.504cm">
          <text:p text:style-name="P1">Move to the next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732cm" svg:y1="16.504cm" svg:x2="9.061cm" svg:y2="14.908cm" draw:start-shape="id1" draw:start-glue-point="0" draw:end-shape="id2" draw:end-glue-point="3" svg:d="M5732 16504v-1596h3329" svg:viewBox="0 0 3330 1597">
          <text:p/>
        </draw:connector>
        <draw:connector draw:style-name="gr5" draw:text-style-name="P3" draw:layer="layout" svg:x1="10.021cm" svg:y1="20.005cm" svg:x2="5.732cm" svg:y2="17.676cm" draw:start-shape="id3" draw:start-glue-point="5" draw:end-shape="id1" draw:end-glue-point="2" svg:d="M10021 20005h-4289v-2329" svg:viewBox="0 0 4290 2330">
          <text:p/>
        </draw:connector>
        <draw:custom-shape draw:style-name="gr4" draw:text-style-name="P1" xml:id="id5" draw:id="id5" draw:layer="layout" svg:width="4.074cm" svg:height="1.172cm" svg:x="14.526cm" svg:y="17.728cm">
          <text:p text:style-name="P1">Swap current item with next 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0.949cm" svg:y1="15.527cm" svg:x2="10.915cm" svg:y2="19.451cm" draw:start-shape="id2" draw:start-glue-point="2" draw:end-shape="id3" draw:end-glue-point="0" svg:d="M10949 15527l-34 3924" svg:viewBox="0 0 35 3925">
          <text:p/>
        </draw:connector>
        <draw:custom-shape draw:style-name="gr1" draw:text-style-name="P1" xml:id="id7" draw:id="id7" draw:layer="layout" svg:width="3.776cm" svg:height="1.238cm" svg:x="9.077cm" svg:y="9.384cm">
          <text:p text:style-name="P1">Loop while items have been swa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161cm" svg:height="0.683cm" svg:x="9.043cm" svg:y="20.52cm">
          <draw:text-box>
            <text:p>All items checked</text:p>
          </draw:text-box>
        </draw:frame>
        <draw:custom-shape draw:style-name="gr6" draw:text-style-name="P1" xml:id="id8" draw:id="id8" draw:layer="layout" svg:width="3.776cm" svg:height="1.237cm" svg:x="9.061cm" svg:y="11.879cm">
          <text:p text:style-name="P1">Set swapped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3.776cm" svg:height="1.237cm" svg:x="14.625cm" svg:y="15.514cm">
          <text:p text:style-name="P1">Set swapped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6.513cm" svg:y1="15.514cm" svg:x2="12.837cm" svg:y2="14.908cm" draw:start-shape="id4" draw:start-glue-point="0" draw:end-shape="id2" draw:end-glue-point="1" svg:d="M16513 15514v-606h-3676" svg:viewBox="0 0 3677 607">
          <text:p/>
        </draw:connector>
        <draw:connector draw:style-name="gr5" draw:text-style-name="P3" draw:layer="layout" svg:x1="11.81cm" svg:y1="20.005cm" svg:x2="16.563cm" svg:y2="18.9cm" draw:start-shape="id3" draw:start-glue-point="7" draw:end-shape="id5" draw:end-glue-point="2" svg:d="M11810 20005h4753v-1105" svg:viewBox="0 0 4754 1106">
          <text:p/>
        </draw:connector>
        <draw:frame draw:style-name="gr3" draw:text-style-name="P2" draw:layer="layout" svg:width="5.763cm" svg:height="0.683cm" svg:x="11.937cm" svg:y="19.4cm">
          <draw:text-box>
            <text:p>If the current item &gt; next item</text:p>
          </draw:text-box>
        </draw:frame>
        <draw:custom-shape draw:style-name="gr7" draw:text-style-name="P1" xml:id="id6" draw:id="id6" draw:layer="layout" svg:width="1.788cm" svg:height="1.107cm" svg:x="10.041cm" svg:y="21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6.161cm" svg:height="0.683cm" svg:x="3.596cm" svg:y="21.584cm">
          <draw:text-box>
            <text:p>If items were swapped</text:p>
          </draw:text-box>
        </draw:frame>
        <draw:connector draw:style-name="gr5" draw:text-style-name="P3" draw:layer="layout" draw:type="line" svg:x1="10.916cm" svg:y1="20.558cm" svg:x2="10.935cm" svg:y2="21.731cm" draw:start-shape="id3" draw:start-glue-point="6" draw:end-shape="id6" svg:d="M10916 20558l19 1173" svg:viewBox="0 0 20 1174">
          <text:p/>
        </draw:connector>
        <draw:connector draw:style-name="gr5" draw:text-style-name="P3" draw:layer="layout" draw:line-skew="-5.776cm" svg:x1="10.041cm" svg:y1="22.285cm" svg:x2="9.077cm" svg:y2="10.003cm" draw:start-shape="id6" draw:start-glue-point="5" draw:end-shape="id7" draw:end-glue-point="3" svg:d="M10041 22285h-7241v-12282h6277" svg:viewBox="0 0 7242 12283">
          <text:p/>
        </draw:connector>
        <draw:connector draw:style-name="gr5" draw:text-style-name="P3" draw:layer="layout" draw:type="line" svg:x1="16.563cm" svg:y1="17.728cm" svg:x2="16.513cm" svg:y2="16.751cm" draw:start-shape="id5" draw:start-glue-point="0" draw:end-shape="id4" draw:end-glue-point="2" svg:d="M16563 17728l-50-977" svg:viewBox="0 0 51 978">
          <text:p/>
        </draw:connector>
        <draw:connector draw:style-name="gr5" draw:text-style-name="P3" draw:layer="layout" draw:type="line" svg:x1="10.949cm" svg:y1="13.116cm" svg:x2="10.949cm" svg:y2="14.289cm" draw:start-shape="id8" draw:start-glue-point="2" draw:end-shape="id2" svg:d="M10949 13116v1173" svg:viewBox="0 0 1 1174">
          <text:p/>
        </draw:connector>
        <draw:connector draw:style-name="gr5" draw:text-style-name="P3" draw:layer="layout" draw:type="line" svg:x1="10.965cm" svg:y1="10.622cm" svg:x2="10.949cm" svg:y2="11.879cm" draw:start-shape="id7" draw:start-glue-point="2" draw:end-shape="id8" draw:end-glue-point="0" svg:d="M10965 10622l-16 1257" svg:viewBox="0 0 17 1258">
          <text:p/>
        </draw:connector>
        <draw:custom-shape draw:style-name="gr6" draw:text-style-name="P1" xml:id="id9" draw:id="id9" draw:layer="layout" svg:width="3.776cm" svg:height="1.237cm" svg:x="9.061cm" svg:y="23.99cm">
          <text:p text:style-name="P1">Items are in size 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1.18cm" svg:height="1.208cm" svg:x="10.369cm" svg:y="26.221cm">
          <text:p/>
          <draw:enhanced-geometry svg:viewBox="0 0 21600 21600" draw:glue-points="10800 0 3163 3163 0 10800 3163 18437 10800 21600 18437 18437 21600 10800 18437 3163" draw:text-areas="3163 3163 18437 18437" draw:type="ring" draw:modifiers="1990.893947806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" draw:layer="layout" svg:width="0.787cm" svg:height="0.804cm" svg:x="10.565cm" svg:y="26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935cm" svg:y1="22.838cm" svg:x2="10.949cm" svg:y2="23.99cm" draw:start-shape="id6" draw:start-glue-point="6" draw:end-shape="id9" draw:end-glue-point="0" svg:d="M10935 22838l14 1152" svg:viewBox="0 0 15 1153">
          <text:p/>
        </draw:connector>
        <draw:connector draw:style-name="gr5" draw:text-style-name="P3" draw:layer="layout" draw:type="line" svg:x1="10.949cm" svg:y1="25.227cm" svg:x2="10.959cm" svg:y2="26.221cm" draw:start-shape="id9" draw:start-glue-point="2" draw:end-shape="id10" draw:end-glue-point="4" svg:d="M10949 25227l10 994" svg:viewBox="0 0 11 995">
          <text:p/>
        </draw:connector>
        <draw:custom-shape draw:style-name="gr10" draw:text-style-name="P1" xml:id="id13" draw:id="id13" draw:layer="layout" svg:width="1.091cm" svg:height="0.99cm" svg:x="10.475cm" svg:y="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776cm" svg:height="1.238cm" svg:x="9.1cm" svg:y="3.6cm">
          <text:p text:style-name="P1">Get items to be sor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3.776cm" svg:height="1.237cm" svg:x="9.1cm" svg:y="6.2cm">
          <text:p text:style-name="P1">Set swapped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0.988cm" svg:y1="4.838cm" svg:x2="10.988cm" svg:y2="6.2cm" draw:start-shape="id11" draw:start-glue-point="2" draw:end-shape="id12" draw:end-glue-point="0" svg:d="M10988 4838v1362" svg:viewBox="0 0 1 1363">
          <text:p/>
        </draw:connector>
        <draw:connector draw:style-name="gr5" draw:text-style-name="P3" draw:layer="layout" draw:type="line" svg:x1="10.988cm" svg:y1="7.437cm" svg:x2="10.965cm" svg:y2="9.384cm" draw:start-shape="id12" draw:start-glue-point="2" draw:end-shape="id7" draw:end-glue-point="0" svg:d="M10988 7437l-23 1947" svg:viewBox="0 0 24 1948">
          <text:p/>
        </draw:connector>
        <draw:connector draw:style-name="gr5" draw:text-style-name="P3" draw:layer="layout" draw:type="line" svg:x1="11.021cm" svg:y1="2.688cm" svg:x2="10.988cm" svg:y2="3.6cm" draw:start-shape="id13" draw:start-glue-point="8" draw:end-shape="id11" draw:end-glue-point="0" svg:d="M11021 2688l-33 912" svg:viewBox="0 0 34 91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04T01:34:53.396000000</meta:creation-date>
    <dc:date>2020-08-04T02:41:16.013000000</dc:date>
    <meta:editing-duration>PT14M39S</meta:editing-duration>
    <meta:editing-cycles>3</meta:editing-cycles>
    <meta:generator>LibreOffice/6.4.4.2$Windows_X86_64 LibreOffice_project/3d775be2011f3886db32dfd395a6a6d1ca2630ff</meta:generator>
    <meta:document-statistic meta:object-count="33"/>
  </office:meta>
</office:document-meta>
</file>